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paragraph-properties fo:margin-left="0in" fo:margin-right="0in" fo:text-align="center" style:justify-single-word="false" fo:text-indent="0in" style:auto-text-indent="false"/>
      <style:text-properties style:font-name="Georgia" fo:font-weight="bold" style:font-weight-asian="bold" style:font-weight-complex="bold"/>
    </style:style>
    <style:style style:name="P3" style:family="paragraph" style:list-style-name="L1"/>
    <style:style style:name="T1" style:family="text">
      <style:text-properties style:font-name="Georgia"/>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2</text:p>
      <text:p text:style-name="P2">Memory</text:p>
      <text:p text:style-name="P1"/>
      <text:p text:style-name="P1"/>
      <text:p text:style-name="Standard"><text:span text:style-name="T1">0.<text:tab/>God says memory needs to be managed.<text:line-break/><text:line-break/>1.<text:tab/>First we need to merge the code from lab1 to lab2, or vice versa. Using github or other svn. Or just use “diff” and “patch”. Get to the folder which hold lab1 and lab2 and lab1_original.<text:line-break/>$ diff -u -r lab1_original lab1 &gt; lab1-changes.patch<text:line-break/>$ cd lab2<text:line-break/>$ patch -p1 -u &lt; ../lab1-changes.patch<text:line-break/><text:tab/>DO REMEMBER TO USE “PATCH” AS SUFFIX. OR REJECTED.<text:line-break/><text:line-break/>2.<text:tab/>Exercise-1<text:line-break/><text:tab/>To extend the function “mon_backtrace”. Well, steps are given. Do as the instructions.<text:line-break/><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7T22:59:11</dc:date>
    <meta:editing-duration>PT19H31M22S</meta:editing-duration>
    <meta:editing-cycles>721</meta:editing-cycles>
    <meta:generator>LibreOffice/3.5$Linux_x86 LibreOffice_project/350m1$Build-202</meta:generator>
    <dc:creator>Yuchen Yan</dc:creator>
    <meta:document-statistic meta:table-count="0" meta:image-count="0" meta:object-count="0" meta:page-count="1" meta:paragraph-count="3" meta:word-count="88" meta:character-count="499" meta:non-whitespace-character-count="408"/>
  </office:meta>
</office:document-meta>
</file>